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08cm" fo:min-width="9.469cm"/>
    </style:style>
    <style:style style:name="gr2" style:family="graphic" style:parent-style-name="standard">
      <style:graphic-properties draw:stroke="none" svg:stroke-color="#000000" draw:fill="none" draw:fill-color="#ffffff" fo:min-height="9.602cm"/>
    </style:style>
    <style:style style:name="gr3" style:family="graphic" style:parent-style-name="standard">
      <style:graphic-properties draw:stroke="none" svg:stroke-color="#000000" draw:fill="none" draw:fill-color="#ffffff" fo:min-height="5.719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4.224cm" svg:x="4.302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6.637cm" svg:height="9.852cm" svg:x="6.08cm" svg:y="9.309cm">
          <draw:text-box>
            <text:p text:style-name="P2"><text:span text:style-name="T1">Bavindu Dilshan</text:span></text:p>
            <text:p text:style-name="P2"><text:span text:style-name="T1">17020239</text:span></text:p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5" draw:layer="layout" svg:width="12.192cm" svg:height="5.969cm" svg:x="4.556cm" svg:y="20.431cm">
          <draw:text-box>
            <text:p text:style-name="P4"><text:span text:style-name="T2">Gayara Jayasinghe </text:span></text:p>
            <text:p text:style-name="P4"><text:span text:style-name="T2">170203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19.699965538</meta:creation-date>
    <dc:date>2018-02-19T15:16:32.131683267</dc:date>
    <meta:editing-duration>PT38M51S</meta:editing-duration>
    <meta:editing-cycles>3</meta:editing-cycles>
    <meta:generator>LibreOffice/5.1.6.2$Linux_X86_64 LibreOffice_project/10m0$Build-2</meta:generator>
    <meta:document-statistic meta:object-count="3"/>
  </office:meta>
</office:document-meta>
</file>